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8cm" fo:min-width="0cm"/>
    </style:style>
    <style:style style:name="gr6" style:family="graphic" style:parent-style-name="standard">
      <style:graphic-properties draw:stroke="dash" draw:stroke-dash="Fine_20_Dashed" svg:stroke-color="#336699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fill="solid" draw:fill-color="#6699cc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0% 100%"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765cm" svg:height="10.252cm" svg:x="1.254cm" svg:y="1.162cm">
          <text:p/>
        </draw:rect>
        <draw:rect draw:style-name="gr2" draw:text-style-name="P1" draw:layer="layout" svg:width="2.54cm" svg:height="8.001cm" svg:x="1.381cm" svg:y="2.813cm">
          <text:p/>
        </draw:rect>
        <draw:rect draw:style-name="gr2" draw:text-style-name="P1" draw:layer="layout" svg:width="21.463cm" svg:height="8.01cm" svg:x="4.302cm" svg:y="2.804cm">
          <text:p/>
        </draw:rect>
        <draw:rect draw:style-name="gr3" draw:text-style-name="P2" xml:id="id2" draw:id="id2" draw:layer="layout" svg:width="1.716cm" svg:height="1.373cm" svg:x="7.426cm" svg:y="5.779cm">
          <text:p text:style-name="P1"><text:span text:style-name="T1">C</text:span><text:span text:style-name="T2">p</text:span></text:p>
        </draw:rect>
        <draw:ellipse draw:style-name="gr3" draw:text-style-name="P3" xml:id="id4" draw:id="id4" draw:layer="layout" svg:width="0.686cm" svg:height="0.687cm" svg:x="14.539cm" svg:y="6.122cm">
          <text:p text:style-name="P1"><text:span text:style-name="T3">+</text:span></text:p>
        </draw:ellipse>
        <draw:circle draw:style-name="gr3" draw:text-style-name="P3" xml:id="id1" draw:id="id1" draw:layer="layout" svg:width="0.687cm" svg:height="0.687cm" svg:x="5.515cm" svg:y="6.122cm">
          <text:p text:style-name="P1"><text:span text:style-name="T3">+</text:span></text:p>
        </draw:circle>
        <draw:connector draw:style-name="gr4" draw:text-style-name="P1" draw:layer="layout" svg:x1="6.202cm" svg:y1="6.465cm" svg:x2="7.426cm" svg:y2="6.465cm" draw:start-shape="id1" draw:start-glue-point="1" draw:end-shape="id2" draw:end-glue-point="3" svg:d="M6202 6465h1224">
          <text:p/>
        </draw:connector>
        <draw:rect draw:style-name="gr3" draw:text-style-name="P2" xml:id="id3" draw:id="id3" draw:layer="layout" svg:width="2.33cm" svg:height="1.373cm" svg:x="10.918cm" svg:y="5.779cm">
          <text:p text:style-name="P1"><text:span text:style-name="T1">Limitador</text:span></text:p>
          <text:p text:style-name="P1"><text:span text:style-name="T1">rv</text:span></text:p>
        </draw:rect>
        <draw:rect draw:style-name="gr3" draw:text-style-name="P2" xml:id="id5" draw:id="id5" draw:layer="layout" svg:width="1.716cm" svg:height="1.373cm" svg:x="16.16cm" svg:y="5.779cm">
          <text:p text:style-name="P1"><text:span text:style-name="T1">Cv</text:span></text:p>
        </draw:rect>
        <draw:connector draw:style-name="gr4" draw:text-style-name="P1" draw:layer="layout" svg:x1="9.142cm" svg:y1="6.465cm" svg:x2="10.918cm" svg:y2="6.465cm" draw:start-shape="id2" draw:start-glue-point="1" draw:end-shape="id3" draw:end-glue-point="3" svg:d="M9142 6465h1776">
          <text:p/>
        </draw:connector>
        <draw:connector draw:style-name="gr4" draw:text-style-name="P1" draw:layer="layout" svg:x1="13.248cm" svg:y1="6.465cm" svg:x2="14.539cm" svg:y2="6.465cm" draw:start-shape="id3" draw:start-glue-point="1" draw:end-shape="id4" draw:end-glue-point="3" svg:d="M13248 6465h1291">
          <text:p/>
        </draw:connector>
        <draw:connector draw:style-name="gr4" draw:text-style-name="P1" draw:layer="layout" svg:x1="15.225cm" svg:y1="6.465cm" svg:x2="16.16cm" svg:y2="6.465cm" draw:start-shape="id4" draw:start-glue-point="1" draw:end-shape="id5" draw:end-glue-point="3" svg:d="M15225 6465h935">
          <text:p/>
        </draw:connector>
        <draw:rect draw:style-name="gr3" draw:text-style-name="P2" xml:id="id8" draw:id="id8" draw:layer="layout" svg:width="1.717cm" svg:height="1.373cm" svg:x="23.064cm" svg:y="5.779cm">
          <text:p text:style-name="P1"><text:span text:style-name="T1">G</text:span></text:p>
        </draw:rect>
        <draw:rect draw:style-name="gr3" draw:text-style-name="P1" xml:id="id6" draw:id="id6" draw:layer="layout" svg:width="0.686cm" svg:height="1.03cm" svg:x="14.539cm" svg:y="8.653cm">
          <text:p text:style-name="P1">∫</text:p>
        </draw:rect>
        <draw:connector draw:style-name="gr4" draw:text-style-name="P1" draw:layer="layout" svg:x1="14.882cm" svg:y1="8.653cm" svg:x2="14.882cm" svg:y2="6.809cm" draw:start-shape="id6" draw:start-glue-point="0" draw:end-shape="id4" draw:end-glue-point="2" svg:d="M14882 8653v-1844">
          <text:p/>
        </draw:connector>
        <draw:line draw:style-name="gr4" draw:text-style-name="P1" draw:layer="layout" svg:x1="1.508cm" svg:y1="6.496cm" svg:x2="5.515cm" svg:y2="6.49cm">
          <text:p/>
        </draw:line>
        <draw:rect draw:style-name="gr3" draw:text-style-name="P2" xml:id="id7" draw:id="id7" draw:layer="layout" svg:width="2.33cm" svg:height="1.373cm" svg:x="19.772cm" svg:y="5.779cm">
          <text:p text:style-name="P1"><text:span text:style-name="T1">Limitador</text:span></text:p>
          <text:p text:style-name="P1"><text:span text:style-name="T1">u</text:span></text:p>
        </draw:rect>
        <draw:connector draw:style-name="gr4" draw:text-style-name="P1" draw:layer="layout" svg:x1="17.876cm" svg:y1="6.465cm" svg:x2="19.772cm" svg:y2="6.465cm" draw:start-shape="id5" draw:start-glue-point="1" draw:end-shape="id7" draw:end-glue-point="3" svg:d="M17876 6465h1896">
          <text:p/>
        </draw:connector>
        <draw:connector draw:style-name="gr4" draw:text-style-name="P1" draw:layer="layout" svg:x1="22.102cm" svg:y1="6.465cm" svg:x2="23.064cm" svg:y2="6.465cm" draw:start-shape="id7" draw:start-glue-point="1" draw:end-shape="id8" draw:end-glue-point="3" svg:d="M22102 6465h962">
          <text:p/>
        </draw:connector>
        <draw:frame draw:style-name="gr5" draw:text-style-name="P4" draw:layer="layout" svg:width="1.429cm" svg:height="0.868cm" svg:x="6.124cm" svg:y="5.664cm">
          <draw:text-box>
            <text:p><text:span text:style-name="T2">εp</text:span></text:p>
          </draw:text-box>
        </draw:frame>
        <draw:rect draw:style-name="gr6" draw:text-style-name="P1" draw:layer="layout" svg:width="8.118cm" svg:height="4.835cm" svg:x="14.091cm" svg:y="5.436cm">
          <text:p/>
        </draw:rect>
        <draw:rect draw:style-name="gr6" draw:text-style-name="P1" draw:layer="layout" svg:width="9.095cm" svg:height="4.86cm" svg:x="4.478cm" svg:y="5.411cm">
          <text:p/>
        </draw:rect>
        <draw:rect draw:style-name="gr6" draw:text-style-name="P1" draw:layer="layout" svg:width="2.55cm" svg:height="4.835cm" svg:x="22.454cm" svg:y="5.436cm">
          <text:p/>
        </draw:rect>
        <draw:frame draw:style-name="gr5" draw:text-style-name="P4" draw:layer="layout" svg:width="1.429cm" svg:height="0.868cm" svg:x="15.089cm" svg:y="5.64cm">
          <draw:text-box>
            <text:p><text:span text:style-name="T2">εv</text:span></text:p>
          </draw:text-box>
        </draw:frame>
        <draw:frame draw:style-name="gr5" draw:text-style-name="P4" draw:layer="layout" svg:width="1.429cm" svg:height="0.868cm" svg:x="25.063cm" svg:y="5.664cm">
          <draw:text-box>
            <text:p><text:span text:style-name="T2">p</text:span></text:p>
          </draw:text-box>
        </draw:frame>
        <draw:frame draw:style-name="gr5" draw:text-style-name="P4" draw:layer="layout" svg:width="1.429cm" svg:height="0.868cm" svg:x="13.275cm" svg:y="5.664cm">
          <draw:text-box>
            <text:p><text:span text:style-name="T2">rv</text:span></text:p>
          </draw:text-box>
        </draw:frame>
        <draw:frame draw:style-name="gr5" draw:text-style-name="P4" draw:layer="layout" svg:width="1.429cm" svg:height="0.868cm" svg:x="14.892cm" svg:y="7.085cm">
          <draw:text-box>
            <text:p><text:span text:style-name="T2">-v</text:span></text:p>
          </draw:text-box>
        </draw:frame>
        <draw:frame draw:style-name="gr7" draw:text-style-name="P4" draw:layer="layout" svg:width="1.43cm" svg:height="0.867cm" svg:x="5.851cm" svg:y="7.038cm">
          <draw:text-box>
            <text:p><text:span text:style-name="T2">-p</text:span></text:p>
          </draw:text-box>
        </draw:frame>
        <draw:frame draw:style-name="gr8" draw:text-style-name="P4" draw:layer="layout" svg:width="2.917cm" svg:height="0.839cm" svg:x="1.258cm" svg:y="5.734cm">
          <draw:text-box>
            <text:p><text:span text:style-name="T2">rp_dmx</text:span></text:p>
          </draw:text-box>
        </draw:frame>
        <draw:line draw:style-name="gr9" draw:text-style-name="P1" draw:layer="layout" svg:x1="1.509cm" svg:y1="5.131cm" svg:x2="12.176cm" svg:y2="5.099cm">
          <text:p/>
        </draw:line>
        <draw:frame draw:style-name="gr8" draw:text-style-name="P4" draw:layer="layout" svg:width="2.917cm" svg:height="0.839cm" svg:x="1.259cm" svg:y="4.369cm">
          <draw:text-box>
            <text:p><text:span text:style-name="T2">rv_dmx</text:span></text:p>
          </draw:text-box>
        </draw:frame>
        <draw:line draw:style-name="gr4" draw:text-style-name="P1" draw:layer="layout" svg:x1="12.176cm" svg:y1="5.099cm" svg:x2="12.176cm" svg:y2="5.861cm">
          <text:p/>
        </draw:line>
        <draw:line draw:style-name="gr4" draw:text-style-name="P1" draw:layer="layout" svg:x1="14.875cm" svg:y1="10.625cm" svg:x2="14.875cm" svg:y2="9.683cm">
          <text:p/>
        </draw:line>
        <draw:frame draw:style-name="gr8" draw:text-style-name="P4" draw:layer="layout" svg:width="2.917cm" svg:height="0.839cm" svg:x="9.028cm" svg:y="5.58cm">
          <draw:text-box>
            <text:p><text:span text:style-name="T2">rv_Cp</text:span></text:p>
          </draw:text-box>
        </draw:frame>
        <draw:rect draw:style-name="gr10" draw:text-style-name="P2" xml:id="id9" draw:id="id9" draw:layer="layout" svg:width="3.948cm" svg:height="1.017cm" svg:x="1.362cm" svg:y="1.542cm">
          <text:p text:style-name="P1"><text:span text:style-name="T1">Limite actuador</text:span></text:p>
        </draw:rect>
        <draw:connector draw:style-name="gr4" draw:text-style-name="P1" draw:layer="layout" svg:x1="5.31cm" svg:y1="2.05cm" svg:x2="20.937cm" svg:y2="5.779cm" draw:start-shape="id9" draw:start-glue-point="1" draw:end-shape="id7" draw:end-glue-point="0" svg:d="M5310 2050h15627v3729">
          <text:p/>
        </draw:connector>
        <draw:frame draw:style-name="gr8" draw:text-style-name="P4" draw:layer="layout" svg:width="2.917cm" svg:height="0.839cm" svg:x="5.437cm" svg:y="1.312cm">
          <draw:text-box>
            <text:p><text:span text:style-name="T2">u_max</text:span></text:p>
          </draw:text-box>
        </draw:frame>
        <draw:frame draw:style-name="gr11" draw:text-style-name="P4" draw:layer="layout" svg:width="1.81cm" svg:height="1.427cm" svg:x="17.759cm" svg:y="5.601cm">
          <draw:text-box>
            <text:p><text:span text:style-name="T2">u_Cv</text:span></text:p>
          </draw:text-box>
        </draw:frame>
        <draw:frame draw:style-name="gr5" draw:text-style-name="P4" draw:layer="layout" svg:width="1.429cm" svg:height="0.868cm" svg:x="22.05cm" svg:y="5.607cm">
          <draw:text-box>
            <text:p><text:span text:style-name="T2">u</text:span></text:p>
          </draw:text-box>
        </draw:frame>
        <draw:frame draw:style-name="gr8" draw:text-style-name="P4" draw:layer="layout" svg:width="3.038cm" svg:height="0.839cm" svg:x="1.246cm" svg:y="2.839cm">
          <draw:text-box>
            <text:p><text:span text:style-name="T1">Ent. DMX</text:span></text:p>
          </draw:text-box>
        </draw:frame>
        <draw:frame draw:style-name="gr11" draw:text-style-name="P5" draw:layer="layout" svg:width="3.546cm" svg:height="1.427cm" svg:x="4.185cm" svg:y="2.813cm">
          <draw:text-box>
            <text:p><text:span text:style-name="T4">Controlador</text:span></text:p>
          </draw:text-box>
        </draw:frame>
        <draw:custom-shape draw:style-name="gr12" draw:text-style-name="P6" draw:layer="layout" svg:width="0.762cm" svg:height="0.762cm" svg:x="14.499cm" svg:y="7.577cm">
          <text:p text:style-name="P6">-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0cm 2.999cm" svg:x1="24.781cm" svg:y1="6.465cm" svg:x2="5.858cm" svg:y2="6.809cm" draw:start-shape="id8" draw:start-glue-point="1" draw:end-shape="id1" draw:end-glue-point="2" svg:d="M24781 6465h501v4187h-19424v-3843">
          <text:p/>
        </draw:connector>
        <draw:custom-shape draw:style-name="gr12" draw:text-style-name="P6" draw:layer="layout" svg:width="0.762cm" svg:height="0.762cm" svg:x="5.462cm" svg:y="7.858cm">
          <text:p text:style-name="P6">-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0T16:36:20.91</dc:date>
    <dc:creator>ian </dc:creator>
    <meta:editing-duration>PT2H57M44S</meta:editing-duration>
    <meta:editing-cycles>48</meta:editing-cycles>
    <meta:generator>OpenOffice/4.1.3$Win32 OpenOffice.org_project/413m1$Build-9783</meta:generator>
    <meta:document-statistic meta:object-count="44"/>
  </office:meta>
</office:document-meta>
</file>